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s Guitar Lab Hours (6<text:span text:style-name="T1">th</text:span>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office:value-type="string" calcext:value-type="string">
            <text:p>CAD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15M00S" calcext:value-type="time">
            <text:p>01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10M00S" calcext:value-type="time">
            <text:p>03:1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50M00S" calcext:value-type="time">
            <text:p>12:50:00 P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9:20:52.7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7:29:29.879000000</meta:creation-date>
    <dc:date>2025-03-17T19:22:04.793000000</dc:date>
    <meta:editing-duration>PT10M21S</meta:editing-duration>
    <meta:editing-cycles>3</meta:editing-cycles>
    <meta:generator>LibreOffice/24.8.0.3$Windows_X86_64 LibreOffice_project/0bdf1299c94fe897b119f97f3c613e9dca6be583</meta:generator>
    <meta:document-statistic meta:table-count="1" meta:cell-count="36" meta:object-count="0"/>
  </office:meta>
</office:document-meta>
</file>